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25e" officeooo:paragraph-rsid="000fe25e"/>
    </style:style>
    <style:style style:name="P2" style:family="paragraph" style:parent-style-name="Standard">
      <style:text-properties officeooo:rsid="000fe25e" officeooo:paragraph-rsid="00137f83"/>
    </style:style>
    <style:style style:name="P3" style:family="paragraph" style:parent-style-name="Standard">
      <style:text-properties officeooo:rsid="00119c36" officeooo:paragraph-rsid="00119c36"/>
    </style:style>
    <style:style style:name="P4" style:family="paragraph" style:parent-style-name="Standard">
      <style:text-properties officeooo:rsid="001291d6" officeooo:paragraph-rsid="001291d6"/>
    </style:style>
    <style:style style:name="P5" style:family="paragraph" style:parent-style-name="Standard">
      <style:text-properties officeooo:rsid="00137f83" officeooo:paragraph-rsid="00137f83"/>
    </style:style>
    <style:style style:name="P6" style:family="paragraph" style:parent-style-name="Standard">
      <style:text-properties fo:color="#00a933" loext:opacity="100%" fo:font-style="italic" fo:font-weight="bold" officeooo:rsid="00137f83" officeooo:paragraph-rsid="00137f83" fo:background-color="#ffff0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a933" loext:opacity="100%" fo:font-style="italic" fo:font-weight="bold" officeooo:rsid="000fe25e" officeooo:paragraph-rsid="00137f83" fo:background-color="#ffff00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9211e" loext:opacity="100%" fo:font-style="italic" fo:font-weight="bold" officeooo:rsid="00119c36" style:font-style-asian="italic" style:font-weight-asian="bold" style:font-style-complex="italic" style:font-weight-complex="bold"/>
    </style:style>
    <style:style style:name="T6" style:family="text">
      <style:text-properties style:use-window-font-color="true" loext:opacity="0%" fo:font-style="normal" fo:font-weight="normal" officeooo:rsid="00119c36" style:font-style-asian="normal" style:font-weight-asian="normal" style:font-style-complex="normal" style:font-weight-complex="normal"/>
    </style:style>
    <style:style style:name="T7" style:family="text">
      <style:text-properties officeooo:rsid="00137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Tableaux des entités:</text:span></text:p>
      <text:p text:style-name="P2"/>
      <text:p text:style-name="P2">Modèles(<text:span text:style-name="T3">Numéro Modèle</text:span>, Marque, Type véhicule, Capacité)</text:p>
      <text:p text:style-name="P2"/>
      <text:p text:style-name="P1">Camions(<text:span text:style-name="T3">Immatriculation</text:span>, Date mise en service, Date d’achat, Kilométrage, Etat, Kilométrage vidange, Date contrôle technique, <text:span text:style-name="T5">#Numéro Modèle(non nulle)</text:span>)</text:p>
      <text:p text:style-name="P1">Infractions(<text:span text:style-name="T3">Type</text:span>)</text:p>
      <text:p text:style-name="P1"/>
      <text:p text:style-name="P1">Livraisons(<text:span text:style-name="T3">Référence</text:span>, Date livraison, Qualité livraison, <text:span text:style-name="T5">#immatriculation(non nulle</text:span><text:span text:style-name="T4">), </text:span><text:span text:style-name="T5">#identifiant(non nulle)</text:span><text:span text:style-name="T6">) ??????????</text:span></text:p>
      <text:p text:style-name="P1"><text:span text:style-name="T6"/></text:p>
      <text:p text:style-name="P1">Produits(<text:span text:style-name="T3">Code produit</text:span>, Nom produit, Poids)</text:p>
      <text:p text:style-name="P1"/>
      <text:p text:style-name="P1">Dépôts(<text:span text:style-name="T3">Numéro dépôt</text:span>, Nom dépôt, Ville dépôt)</text:p>
      <text:p text:style-name="P1"/>
      <text:p text:style-name="P1">Personnels(Identifiant, Nom, Prénom, Adresse, Ville personnel, Ancienneté, Absence)</text:p>
      <text:p text:style-name="P1"/>
      <text:p text:style-name="P1">Chauffeurs(<text:span text:style-name="T3">#identifiant</text:span>, Type permis)</text:p>
      <text:p text:style-name="P1"/>
      <text:p text:style-name="P1">Admins(<text:span text:style-name="T3">#identifiant</text:span>, Poste)</text:p>
      <text:p text:style-name="P1"/>
      <text:p text:style-name="P1"/>
      <text:p text:style-name="P6">Tableaux des associations:</text:p>
      <text:p text:style-name="P5"/>
      <text:p text:style-name="P3">Commettre(<text:span text:style-name="T3">#Type, #identifiant</text:span>, Date infraction)</text:p>
      <text:p text:style-name="P3"/>
      <text:p text:style-name="P3">Manager( ??????</text:p>
      <text:p text:style-name="P3"/>
      <text:p text:style-name="P3">Gérer(<text:span text:style-name="T3">#Identifiant, #Référence</text:span>)</text:p>
      <text:p text:style-name="P3"/>
      <text:p text:style-name="P4">Contenir(<text:span text:style-name="T3">#Référence, #Code produit</text:span>, Quantité livrée)</text:p>
      <text:p text:style-name="P4"/>
      <text:p text:style-name="P4">Stocker(<text:span text:style-name="T3">#Numéro dépôt, #Code produit</text:span>, Quantité stocké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8:22:53.954649692</meta:creation-date>
    <dc:date>2024-10-28T18:47:38.798140179</dc:date>
    <meta:editing-duration>PT4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83" meta:character-count="825" meta:non-whitespace-character-count="758"/>
  </office:meta>
</office:document-meta>
</file>